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217519EB990129B8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5.973cm" fo:min-width="6.993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2.29cm" fo:min-width="4.45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2.29cm" fo:min-width="4.5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58cm" fo:min-width="0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controls" svg:width="7.493cm" svg:height="6.223cm" svg:x="2.397cm" svg:y="15.28cm">
          <text:p text:style-name="P1">ICOM</text:p>
          <text:p text:style-name="P1">IC-73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controls" svg:width="4.953cm" svg:height="2.54cm" svg:x="12.684cm" svg:y="16.423cm">
          <text:p text:style-name="P1">Red</text:p>
          <text:p text:style-name="P1">Pitay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controls" svg:width="4.953cm" svg:height="2.54cm" svg:x="12.684cm" svg:y="19.09cm">
          <text:p text:style-name="P1">Trx</text:p>
          <text:p text:style-name="P1">Switch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controls" svg:width="6.278cm" svg:height="4.114cm" svg:x="12.176cm" svg:y="6.08cm">
          <draw:image xlink:href="Pictures/10000201000001B9000001217519EB990129B88B.png" xlink:type="simple" xlink:show="embed" xlink:actuate="onLoad">
            <text:p/>
          </draw:image>
        </draw:frame>
        <draw:custom-shape draw:style-name="gr4" draw:text-style-name="P2" draw:layer="controls" svg:width="5.08cm" svg:height="2.54cm" svg:x="12.557cm" svg:y="11.447cm">
          <text:p text:style-name="P1">LAN</text:p>
          <text:p text:style-name="P1">Switch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9.89cm" svg:y1="16.931cm" svg:x2="10.652cm" svg:y2="16.931cm">
          <text:p/>
        </draw:line>
        <draw:custom-shape draw:style-name="gr6" draw:text-style-name="P4" draw:layer="layout" svg:width="1.016cm" svg:height="0.508cm" svg:x="10.652cm" svg:y="16.677cm">
          <text:p text:style-name="P1"><text:span text:style-name="T1">10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11.668cm" svg:y1="16.931cm" svg:x2="12.684cm" svg:y2="16.931cm">
          <text:p/>
        </draw:line>
        <draw:frame draw:style-name="gr7" draw:text-style-name="P5" draw:layer="layout" svg:width="2.56cm" svg:height="0.725cm" svg:x="7.731cm" svg:y="16.621cm">
          <draw:text-box>
            <text:p><text:span text:style-name="T2">REMOTE</text:span></text:p>
          </draw:text-box>
        </draw:frame>
        <draw:frame draw:style-name="gr8" draw:text-style-name="P5" draw:layer="layout" svg:width="1.696cm" svg:height="0.725cm" svg:x="12.639cm" svg:y="16.677cm">
          <draw:text-box>
            <text:p><text:span text:style-name="T2">TXD1</text:span></text:p>
          </draw:text-box>
        </draw:frame>
        <draw:line draw:style-name="gr5" draw:text-style-name="P3" draw:layer="layout" svg:x1="17.637cm" svg:y1="17.82cm" svg:x2="18.78cm" svg:y2="17.82cm">
          <text:p/>
        </draw:line>
        <draw:line draw:style-name="gr5" draw:text-style-name="P3" draw:layer="layout" svg:x1="17.637cm" svg:y1="20.36cm" svg:x2="18.78cm" svg:y2="20.36cm">
          <text:p/>
        </draw:line>
        <draw:line draw:style-name="gr5" draw:text-style-name="P3" draw:layer="layout" svg:x1="18.78cm" svg:y1="17.82cm" svg:x2="18.78cm" svg:y2="20.36cm">
          <text:p/>
        </draw:line>
        <draw:line draw:style-name="gr5" draw:text-style-name="P3" draw:layer="layout" svg:x1="9.89cm" svg:y1="20.995cm" svg:x2="12.684cm" svg:y2="20.995cm">
          <text:p/>
        </draw:line>
        <draw:line draw:style-name="gr5" draw:text-style-name="P3" draw:layer="layout" svg:x1="15.224cm" svg:y1="13.987cm" svg:x2="15.224cm" svg:y2="16.423cm">
          <text:p/>
        </draw:line>
        <draw:line draw:style-name="gr5" draw:text-style-name="P3" draw:layer="layout" svg:x1="9.89cm" svg:y1="17.82cm" svg:x2="12.684cm" svg:y2="17.82cm">
          <text:p/>
        </draw:line>
        <draw:line draw:style-name="gr5" draw:text-style-name="P3" draw:layer="layout" svg:x1="9.89cm" svg:y1="18.582cm" svg:x2="12.684cm" svg:y2="18.582cm">
          <text:p/>
        </draw:line>
        <draw:frame draw:style-name="gr9" draw:text-style-name="P5" draw:layer="layout" svg:width="1.188cm" svg:height="0.762cm" svg:x="12.639cm" svg:y="17.439cm">
          <draw:text-box>
            <text:p><text:span text:style-name="T2">IN1</text:span></text:p>
          </draw:text-box>
        </draw:frame>
        <draw:frame draw:style-name="gr7" draw:text-style-name="P5" draw:layer="layout" svg:width="1.778cm" svg:height="0.725cm" svg:x="12.557cm" svg:y="18.201cm">
          <draw:text-box>
            <text:p><text:span text:style-name="T2">OUT1</text:span></text:p>
          </draw:text-box>
        </draw:frame>
        <draw:frame draw:style-name="gr7" draw:text-style-name="P5" draw:layer="layout" svg:width="2.794cm" svg:height="0.725cm" svg:x="7.35cm" svg:y="17.383cm">
          <draw:text-box>
            <text:p><text:span text:style-name="T2">XVERTER*</text:span></text:p>
          </draw:text-box>
        </draw:frame>
        <draw:frame draw:style-name="gr7" draw:text-style-name="P5" draw:layer="layout" svg:width="1.745cm" svg:height="0.725cm" svg:x="8.526cm" svg:y="18.182cm">
          <draw:text-box>
            <text:p><text:span text:style-name="T2">ALC*</text:span></text:p>
          </draw:text-box>
        </draw:frame>
        <draw:frame draw:style-name="gr9" draw:text-style-name="P5" draw:layer="layout" svg:width="2.287cm" svg:height="0.762cm" svg:x="7.858cm" svg:y="20.614cm">
          <draw:text-box>
            <text:p><text:span text:style-name="T2">ACC1-3</text:span></text:p>
          </draw:text-box>
        </draw:frame>
        <draw:frame draw:style-name="gr7" draw:text-style-name="P5" draw:layer="layout" svg:width="1.779cm" svg:height="0.725cm" svg:x="15.986cm" svg:y="17.566cm">
          <draw:text-box>
            <text:p><text:span text:style-name="T2">DIO0P</text:span></text:p>
          </draw:text-box>
        </draw:frame>
        <draw:line draw:style-name="gr5" draw:text-style-name="P3" draw:layer="layout" svg:x1="9.89cm" svg:y1="15.661cm" svg:x2="11.033cm" svg:y2="15.661cm">
          <text:p/>
        </draw:line>
        <draw:line draw:style-name="gr5" draw:text-style-name="P3" draw:layer="layout" svg:x1="11.033cm" svg:y1="14.518cm" svg:x2="11.033cm" svg:y2="15.661cm">
          <text:p/>
        </draw:line>
        <draw:line draw:style-name="gr5" draw:text-style-name="P3" draw:layer="layout" svg:x1="11.287cm" svg:y1="14.518cm" svg:x2="11.033cm" svg:y2="15.026cm">
          <text:p/>
        </draw:line>
        <draw:line draw:style-name="gr5" draw:text-style-name="P3" draw:layer="layout" svg:x1="10.779cm" svg:y1="14.518cm" svg:x2="11.033cm" svg:y2="15.026cm">
          <text:p/>
        </draw:line>
        <draw:frame draw:style-name="gr7" draw:text-style-name="P5" draw:layer="layout" svg:width="1.435cm" svg:height="0.725cm" svg:x="8.62cm" svg:y="15.314cm">
          <draw:text-box>
            <text:p><text:span text:style-name="T2">ANT</text:span></text:p>
          </draw:text-box>
        </draw:frame>
        <draw:line draw:style-name="gr5" draw:text-style-name="P3" draw:layer="layout" svg:x1="15.224cm" svg:y1="9.89cm" svg:x2="15.224cm" svg:y2="11.447cm">
          <text:p/>
        </draw:line>
        <draw:frame draw:style-name="gr7" draw:text-style-name="P5" draw:layer="layout" svg:width="4.953cm" svg:height="0.725cm" svg:x="5.318cm" svg:y="21.828cm">
          <draw:text-box>
            <text:p><text:span text:style-name="T2">*Modification requir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20:27:46.641384155</meta:creation-date>
    <dc:date>2016-09-30T19:17:48.704319679</dc:date>
    <meta:editing-duration>PT53M41S</meta:editing-duration>
    <meta:editing-cycles>16</meta:editing-cycles>
    <meta:generator>LibreOffice/5.1.4.2$Linux_X86_64 LibreOffice_project/10m0$Build-2</meta:generator>
    <meta:document-statistic meta:object-count="30"/>
  </office:meta>
</office:document-meta>
</file>